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cm" fo:min-width="0cm"/>
    </style:style>
    <style:style style:name="gr3" style:family="graphic" style:parent-style-name="standard">
      <style:graphic-properties draw:stroke="solid" draw:stroke-dash="Ultrafine_20_Dashed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4" style:family="graphic" style:parent-style-name="standard" style:list-style-name="L1">
      <style:graphic-properties draw:stroke="solid" draw:stroke-dash="Ultrafine_20_Dashed" svg:stroke-width="0.04cm" svg:stroke-color="#000000" draw:marker-start="" draw:marker-start-width="0.26cm" draw:marker-start-center="false" draw:marker-end-width="0.2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objectwithoutfill" style:list-style-name="L1">
      <style:graphic-properties draw:stroke="solid" draw:stroke-dash="Dash_20_2" svg:stroke-width="0.07cm" svg:stroke-color="#000000" draw:marker-start="" draw:marker-start-width="0.305cm" draw:marker-start-center="false" draw:marker-end="Arrow" draw:marker-end-width="0.30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objectwithoutfill" style:list-style-name="L1">
      <style:graphic-properties draw:stroke="solid" draw:stroke-dash="Dash_20_2" svg:stroke-width="0.07cm" svg:stroke-color="#000000" draw:marker-start="" draw:marker-start-width="0.305cm" draw:marker-start-center="false" draw:marker-end="Arrow" draw:marker-end-width="0.30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none" draw:fill="none" fo:min-height="0.476cm"/>
    </style:style>
    <style:style style:name="gr8" style:family="graphic" style:parent-style-name="objectwithoutfill">
      <style:graphic-properties draw:stroke="dash" draw:stroke-dash="Ultrafine_20_Dashed" draw:fill="none" draw:textarea-vertical-align="middle"/>
    </style:style>
    <style:style style:name="gr9" style:family="graphic" style:parent-style-name="standard">
      <style:graphic-properties draw:stroke="none" draw:fill="none" fo:min-height="0.95cm"/>
    </style:style>
    <style:style style:name="P1" style:family="paragraph"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39cm" svg:height="0.725cm" svg:x="6.334cm" svg:y="3.336cm">
          <draw:text-box>
            <text:p text:style-name="P1"><text:span text:style-name="T1">target database</text:span></text:p>
          </draw:text-box>
        </draw:frame>
        <draw:frame draw:style-name="gr2" draw:text-style-name="P2" draw:layer="layout" svg:width="3.398cm" svg:height="3.569cm" svg:x="3.307cm" svg:y="10.113cm">
          <draw:text-box>
            <text:p text:style-name="P2"><text:span text:style-name="T2">FEED</text:span></text:p>
            <text:p text:style-name="P2"><text:span text:style-name="T2">CONTACT</text:span></text:p>
            <text:p text:style-name="P2"><text:span text:style-name="T2">UPDATE</text:span></text:p>
            <text:p text:style-name="P2"><text:span text:style-name="T2">TIMESTAMP</text:span></text:p>
            <text:p text:style-name="P2"><text:span text:style-name="T2">DESCRIPTION</text:span></text:p>
            <text:p text:style-name="P2"><text:span text:style-name="T2">CREATOR</text:span></text:p>
            <text:p text:style-name="P2"><text:span text:style-name="T2">HOMEPAGE</text:span></text:p>
          </draw:text-box>
        </draw:frame>
        <draw:custom-shape draw:style-name="gr3" draw:text-style-name="P3" draw:layer="layout" svg:width="4cm" svg:height="5cm" svg:x="0.769cm" svg:y="4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cm" svg:height="5cm" svg:x="6.153cm" svg:y="4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cm" svg:height="4cm" svg:x="2.953cm" svg:y="4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3.953cm" svg:y1="5.944cm" svg:x2="7.253cm" svg:y2="5.944cm">
          <text:p/>
        </draw:line>
        <draw:line draw:style-name="gr6" draw:text-style-name="P4" draw:layer="layout" svg:x1="3.953cm" svg:y1="7.244cm" svg:x2="7.253cm" svg:y2="7.244cm">
          <text:p/>
        </draw:line>
        <draw:frame draw:style-name="gr7" draw:text-style-name="P1" draw:layer="layout" svg:width="2.699cm" svg:height="0.726cm" svg:x="4.104cm" svg:y="8.58cm">
          <draw:text-box>
            <text:p text:style-name="P1"><text:span text:style-name="T1">link dump</text:span></text:p>
          </draw:text-box>
        </draw:frame>
        <draw:frame draw:style-name="gr1" draw:text-style-name="P1" draw:layer="layout" svg:width="3.855cm" svg:height="0.725cm" svg:x="0.842cm" svg:y="3.337cm">
          <draw:text-box>
            <text:p text:style-name="P1"><text:span text:style-name="T1">source database</text:span></text:p>
          </draw:text-box>
        </draw:frame>
        <draw:line draw:style-name="gr8" draw:text-style-name="P3" draw:layer="layout" svg:x1="5.621cm" svg:y1="3.031cm" svg:x2="5.487cm" svg:y2="5.864cm">
          <text:p/>
        </draw:line>
        <draw:frame draw:style-name="gr1" draw:text-style-name="P2" draw:layer="layout" svg:width="3.22cm" svg:height="2.621cm" svg:x="4.608cm" svg:y="0.436cm">
          <draw:text-box>
            <text:p text:style-name="P2"><text:span text:style-name="T2">PREFIX</text:span></text:p>
            <text:p text:style-name="P2"><text:span text:style-name="T2">TARGET</text:span></text:p>
            <text:p text:style-name="P2"><text:span text:style-name="T2">MESSAGE</text:span></text:p>
            <text:p text:style-name="P2"><text:span text:style-name="T2">RELATION</text:span></text:p>
            <text:p text:style-name="P2"><text:span text:style-name="T2">ANNOTATION</text:span></text:p>
          </draw:text-box>
        </draw:frame>
        <draw:line draw:style-name="gr8" draw:text-style-name="P3" draw:layer="layout" svg:x1="1.852cm" svg:y1="9.712cm" svg:x2="2.253cm" svg:y2="8.937cm">
          <text:p/>
        </draw:line>
        <draw:frame draw:style-name="gr7" draw:text-style-name="P2" draw:layer="layout" svg:width="2.572cm" svg:height="0.726cm" svg:x="0.487cm" svg:y="9.858cm">
          <draw:text-box>
            <text:p text:style-name="P2"><text:span text:style-name="T2">SOURCE</text:span></text:p>
          </draw:text-box>
        </draw:frame>
        <draw:line draw:style-name="gr8" draw:text-style-name="P3" draw:layer="layout" svg:x1="4.952cm" svg:y1="10.22cm" svg:x2="5.3cm" svg:y2="9.257cm">
          <text:p/>
        </draw:line>
        <draw:frame draw:style-name="gr9" draw:text-style-name="P2" draw:layer="layout" svg:width="3.419cm" svg:height="1.2cm" svg:x="7.039cm" svg:y="9.78cm">
          <draw:text-box>
            <text:p text:style-name="P2"><text:span text:style-name="T2">NAME</text:span></text:p>
            <text:p text:style-name="P2"><text:span text:style-name="T2">INSTITUTION</text:span></text:p>
          </draw:text-box>
        </draw:frame>
        <draw:line draw:style-name="gr8" draw:text-style-name="P3" draw:layer="layout" svg:x1="8.026cm" svg:y1="9.766cm" svg:x2="8.053cm" svg:y2="9.098cm">
          <text:p/>
        </draw:line>
        <draw:frame draw:style-name="gr7" draw:text-style-name="P1" draw:layer="layout" svg:width="1.497cm" svg:height="0.726cm" svg:x="4.765cm" svg:y="6.008cm">
          <draw:text-box>
            <text:p text:style-name="P1"><text:span text:style-name="T1">link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kob </meta:initial-creator>
    <meta:creation-date>2012-08-21T12:11:10</meta:creation-date>
    <dc:date>2012-08-21T14:40:01</dc:date>
    <dc:creator>Jakob </dc:creator>
    <meta:editing-duration>PT2H12M17S</meta:editing-duration>
    <meta:editing-cycles>3</meta:editing-cycles>
    <meta:generator>LibreOffice/3.5$Linux_x86 LibreOffice_project/350m1$Build-2</meta:generator>
    <meta:document-statistic meta:object-count="17"/>
  </office:meta>
</office:document-meta>
</file>